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margin-right="0cm" fo:text-align="start" style:justify-single-word="false">
        <style:tab-stops>
          <style:tab-stop style:position="0cm"/>
        </style:tab-stops>
      </style:paragraph-properties>
      <style:text-properties style:font-name="Times New Roman" style:font-name-asian="Times New Roman" style:font-name-complex="Times New Roman"/>
    </style:style>
    <style:style style:name="P5" style:family="paragraph" style:parent-style-name="Standard" style:list-style-name="L1">
      <style:paragraph-properties fo:margin-right="0cm" fo:text-align="start" style:justify-single-word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Courier New" fo:font-size="11pt" fo:language="en" fo:country="GB" style:font-name-asian="Courier New" style:font-size-asian="11pt" style:font-name-complex="Courier New" style:font-size-complex="11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text:list-style style:name="L1">
      <text:list-level-style-number text:level="1" loext:num-list-format="%1%)" style:num-suffix=")" style:num-format="1" text:start-value="2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ing stock required for the timetables.<text:span text:style-name="T1"/></text:p>
      <text:p text:style-name="P2">Copyright remains with the authors. <text:s/>My thanks to the authors. In particular Danny Gilbert and Ian Macmillan are major contributors and I`m profoundly grateful<text:span text:style-name="T1"/></text:p>
      <text:p text:style-name="P2">Darwin Smith has kindly updated many files with Open Rails Physics<text:span text:style-name="T1"/></text:p>
      <text:p text:style-name="P2">A trains folder is included with the New Forest route for 3 reasons<text:span text:style-name="T1"/></text:p>
      <text:p text:style-name="P3"><text:span text:style-name="T1"><text:s/>1)GWR locos need modification to .eng file brakes for OR. Kindly fixed by Darwin Smith</text:span><text:span text:style-name="T1"/></text:p>
      <text:list text:style-name="L1">
        <text:list-item>
          <text:p text:style-name="P4">ORTS throws minor errors from the MSTS .eng files and these have been fixed eg m/s<text:span text:style-name="T1"/></text:p>
        </text:list-item>
        <text:list-item>
          <text:p text:style-name="P4">It is intended to use the correct headcode discs, and these need mods to the .eng file<text:span text:style-name="T1"/></text:p>
        </text:list-item>
        <text:list-item>
          <text:p text:style-name="P4">It is not my intention to <text:s/>appropriate or infringe copyright, and if I have missed any authors please contact me at rickloader athotmail.com</text:p>
        </text:list-item>
        <text:list-item>
          <text:p text:style-name="P5"/>
        </text:list-item>
      </text:list>
      <text:p text:style-name="P2">UKTS ID refers to the Uktrainsim download library id.<text:span text:style-name="T1"/></text:p>
      <text:p text:style-name="P2">UKTS ID<text:tab/>Description<text:tab/><text:tab/><text:tab/><text:tab/><text:tab/>Notes<text:tab/><text:tab/><text:tab/>Permission?</text:p>
      <text:p text:style-name="P3"/>
      <text:p text:style-name="P2">UKTS_88_ConflatsCombined Ian Morgan ianatuktrainsim.com<text:span text:style-name="T1"/></text:p>
      <text:p text:style-name="P2">UKTS_6481_GWRLocoSndSetV1-0 Stuart Williamson scefhwilatbarrysworld.com<text:span text:style-name="T1"/></text:p>
      <text:p text:style-name="P2">UKTS_2807_UKST_pt1_v1-12 Stuart Williamson<text:span text:style-name="T1"/></text:p>
      <text:p text:style-name="P2">UKTS_1948_BR_exSR_BrakeVan.v1.0a <text:s/>Ian Morgan<text:span text:style-name="T1"/></text:p>
      <text:p text:style-name="P2">UKTS_2441_DarkGreen3Hinstaller.v1.2 <text:s/>Ian Morgan<text:span text:style-name="T1"/></text:p>
      <text:p text:style-name="P2">UKTS_2807_UKST_pt1_v1-12 Stuart Williamson<text:span text:style-name="T1"/></text:p>
      <text:p text:style-name="P2">UKTS_2910_2cSndSetV1-1 Stuart Williamson<text:span text:style-name="T1"/></text:p>
      <text:p text:style-name="P2">UKTS_3218_UKST_pt2_v1-1 Stuart Williamson<text:span text:style-name="T1"/></text:p>
      <text:p text:style-name="P2">UKTS_3842_blpSndSetV1-0 <text:s/>Stuart Williamson</text:p>
      <text:p text:style-name="P3"/>
      <text:p text:style-name="P2">UKTS_7286_exSR_Diag1478_BananaVan Ian Morgan <text:s/>Ian Macmillan yes<text:span text:style-name="T1"/></text:p>
      <text:p text:style-name="P2">UKTS_7319_exLNER_10ftWB_FishVan Ian Macmillan ianatBCLR.co.uk<text:span text:style-name="T1"/></text:p>
      <text:p text:style-name="P2">UKTS_10920_33cabV2 <text:s/>Kenji Kimura kekimuraatka2.so-net.ne.jp<text:span text:style-name="T1"/></text:p>
      <text:p text:style-name="P2">UKTS_12508_BR_Steel_End_5_Plank_Wagons Ian Macmillan<text:span text:style-name="T1"/></text:p>
      <text:p text:style-name="P2">UKTS_12601_BR_Salmon Ian Macmillan<text:span text:style-name="T1"/></text:p>
      <text:p text:style-name="P2">UKTS_14130_ivatt2mt_tank Kevin Martin kngtrainsataol.com<text:span text:style-name="T1"/></text:p>
      <text:p text:style-name="P2">UKTS_15457_GWR_Colett_Coachset <text:s/>Tim Booth David ward <text:span text:style-name="T1"/></text:p>
      <text:p text:style-name="P2">dward45110atyahoo.co.uk<text:span text:style-name="T1"/></text:p>
      <text:p text:style-name="P2">UKTS_16257_SR_25T_Brakevan Ian Macmillan<text:span text:style-name="T1"/></text:p>
      <text:p text:style-name="P2">UKTS_7703_Crew_Aliases_1 Paul Gausden = decapod on ET<text:span text:style-name="T1"/></text:p>
      <text:p text:style-name="P2">UKTS_7706_Crew_Aliases_2<text:span text:style-name="T1"/></text:p>
      <text:p text:style-name="P2">UKTS_7729_New_Thumper_Sounds_Version2 <text:s/>phat2003uk richa2002athotmail.com<text:span text:style-name="T1"/></text:p>
      <text:p text:style-name="P3"><text:span text:style-name="T1">UKTS_7759_Crew_Aliases_Library_1 </text:span><text:span text:style-name="T2">David J. Forrest on ET</text:span></text:p>
      <text:p text:style-name="P2">UKTS_8374_sr48third Richard Osborne rosbo77ataol.com<text:span text:style-name="T1"/></text:p>
      <text:p text:style-name="P2">UKTS_8564_J72_Common.Cab <text:s/>Ian Macmillan<text:span text:style-name="T1"/></text:p>
      <text:p text:style-name="P2">UKTS_9503_BR30177 Jeff layfield jeffatlayfieldj.freeserve.co.uk<text:span text:style-name="T1"/></text:p>
      <text:p text:style-name="P2">UKTS_12491_BA_BR_8F_48773_.New_Snd2 Chris Jephcott no permission rqurd!<text:span text:style-name="T1"/></text:p>
      <text:p text:style-name="P2">UKTS_12508_BR_Steel_End_5_Plank_Wagons Ian Macmillan</text:p>
      <text:p text:style-name="P3"/>
      <text:p text:style-name="P2">UKTS_14534_BR_Presflo Ian Macmillan</text:p>
      <text:p text:style-name="P3"/>
      <text:p text:style-name="P2">UKTS_15658_BR30093 Jeff layfield jeffatlayfieldj.freeserve.co.uk<text:span text:style-name="T1"/></text:p>
      <text:p text:style-name="P2">UKTS_16699_BR_Standard_12T_Vans Robert MacGregor robertrain2000atyahoo.co.uk<text:span text:style-name="T1"/></text:p>
      <text:p text:style-name="P3"><text:span text:style-name="T1">UKTS_15674_BA_BR_Black5_45110.New.Sounds.2 </text:span><text:span text:style-name="Internet_20_link"><text:span text:style-name="T1">c.jephcottatblueyonder.co.uk</text:span></text:span><text:span text:style-name="T1"> no permission req</text:span></text:p>
      <text:p text:style-name="P2">UKTS_16074_exSR_Standard_Vans1 Ian Macmillan<text:span text:style-name="T1"/></text:p>
      <text:p text:style-name="P2"><text:soft-page-break/>UKTS_16850_DEE_D6541 Danny Gilbert<text:span text:style-name="T1"/></text:p>
      <text:p text:style-name="P2">UKTS_17255_PO_20Ton_Tank_ESSO Ian Macmillan<text:span text:style-name="T1"/></text:p>
      <text:p text:style-name="P2">UKTS_18293_35T_ClassB_Tank_Esso Ian Macmillan<text:span text:style-name="T1"/></text:p>
      <text:p text:style-name="P2">UKTS_19303_Gresley_V2_Sound <text:s/>Chris Jephcott no perm reqd<text:span text:style-name="T1"/></text:p>
      <text:p text:style-name="P2">UKTS_20733_SRSteamCabs Reg Furniss reg.furnissatntlworld.com<text:span text:style-name="T1"/></text:p>
      <text:p text:style-name="P2">UKTS_16850_DEE_D6541 Danny Gilbert<text:span text:style-name="T1"/></text:p>
      <text:p text:style-name="P2">UKTS_16957_Maroon_CCTs<text:span text:style-name="T1"/></text:p>
      <text:p text:style-name="P2">UKTS_16959_Maroon_GUVs<text:span text:style-name="T1"/></text:p>
      <text:p text:style-name="P2">UKTS_18037_BRClass3 Reg Furniss<text:span text:style-name="T1"/></text:p>
      <text:p text:style-name="P2">UKTS_18349_BR_Modified_Hall_7903 Joseph Gilson OdneyManorathotmail.com or OdneyManor7828atyahoo.co.uk<text:span text:style-name="T1"/></text:p>
      <text:p text:style-name="P2">UKTS_19201_SRLuggage Frank Sandwell sandwellfatbigpond.com<text:span text:style-name="T1"/></text:p>
      <text:p text:style-name="P2">UKTS_19789_UKTS_19789_ExSECR_PP_SET Stephen Dearne sjdearneatukonline.co.uk<text:span text:style-name="T1"/></text:p>
      <text:p text:style-name="P2">UKTS_20472_Bullied_West_Country_Cab_View Clive Heard <text:s/>no perm rqud ?<text:span text:style-name="T1"/></text:p>
      <text:p text:style-name="P2">UKTS_20524_DEE_KA_30773 Danny Gilbert<text:span text:style-name="T1"/></text:p>
      <text:p text:style-name="P2">UKTS_20541_DEMU_205 cab Clive Heard<text:span text:style-name="T1"/></text:p>
      <text:p text:style-name="P2">UKTS_20803_FowlerCabviews <text:s/>Reg Furniss<text:span text:style-name="T1"/></text:p>
      <text:p text:style-name="P2">UKTS_20820_RF02_30211 <text:s/>Reg Furniss no prm reqd?<text:span text:style-name="T1"/></text:p>
      <text:p text:style-name="P2">UKTS_21043_BR_30316 Darwin Smith . ORTS mod .eng .wag diles<text:span text:style-name="T1"/></text:p>
      <text:p text:style-name="P2">UKTS_21559_DEE_S15_30514 Danny Gilbert<text:span text:style-name="T1"/></text:p>
      <text:p text:style-name="P2">UKTS_21560_DEE_S15_30840<text:span text:style-name="T1"/></text:p>
      <text:p text:style-name="P2">UKTS_22044_DEE_MNR_35005<text:span text:style-name="T1"/></text:p>
      <text:p text:style-name="P2">UKTS_22045_DEE_MNR_35027<text:span text:style-name="T1"/></text:p>
      <text:p text:style-name="P2">UKTS_23356_Merchant-Navy_cabview Hans Nooyen hansnooyenatkpnmail.nl<text:span text:style-name="T1"/></text:p>
      <text:p text:style-name="P2">UKTS_23538_21T_Mineral_Wagon_Pack Ian Macmillan<text:span text:style-name="T1"/></text:p>
      <text:p text:style-name="P2">UKTS_25312_Cabview_Blackmoor_Vale_version_1 Hans Nooyen<text:span text:style-name="T1"/></text:p>
      <text:p text:style-name="P2">UKTS_25438_Bath_4F_V2 Reg Furniss<text:span text:style-name="T1"/></text:p>
      <text:p text:style-name="P2">UKTS_25613_SDJR_Class_2251 Frank Sandwell<text:span text:style-name="T1"/></text:p>
      <text:p text:style-name="P2">UKTS_25614_Eastleigh_Q1s_Version_1.1 <text:s/>Has a problem with tender. Use tonbridge<text:span text:style-name="T1"/></text:p>
      <text:p text:style-name="P2">UKTS_25813_SDJR_2P <text:s/>Clive Heard no perm rqud<text:span text:style-name="T1"/></text:p>
      <text:p text:style-name="P2">UKTS_25843_Lord_nelson_br<text:tab/>Has a problem with tender. Use Danny Gibert LN<text:span text:style-name="T1"/></text:p>
      <text:p text:style-name="P2">UKTS_25878_SRUSAT Clive Heard <text:span text:style-name="T1"/></text:p>
      <text:p text:style-name="P2">UKTS_25906_ArthurcabV3 Lew Price lewpriceatntlworld.com<text:span text:style-name="T1"/></text:p>
      <text:p text:style-name="P2">UKTS_26517_Stanie_Penes_Coaches <text:s/>Clive Heard no perm reqd<text:span text:style-name="T1"/></text:p>
      <text:p text:style-name="P2">UKTS_27204_3cyli Dave Robinson dave.robathotmail.co.u<text:span text:style-name="T1"/></text:p>
      <text:p text:style-name="P3"><text:span text:style-name="T1">UKTS_27480_BRWorcesterClass2251s </text:span><text:span text:style-name="T3">Frank Sandwell </text:span></text:p>
      <text:p text:style-name="P2">UKTS_27960_DR_BR_WC_34102 Dave Robinson no perm reqd<text:span text:style-name="T1"/></text:p>
      <text:p text:style-name="P2">UKTS_27961_DR_BR_WC_34105<text:span text:style-name="T1"/></text:p>
      <text:p text:style-name="P2">UKTS_27968_DR_BR_WC-R_34039<text:span text:style-name="T1"/></text:p>
      <text:p text:style-name="P2">UKTS_27969_DR_BR_WC-R_34046<text:span text:style-name="T1"/></text:p>
      <text:p text:style-name="P2">UKTS_28090_BR_Standard_Pack_1 <text:span text:style-name="T1"/></text:p>
      <text:p text:style-name="P2">UKTS_28091_BR_Standard_Pack_2<text:span text:style-name="T1"/></text:p>
      <text:p text:style-name="P2">UKTS_28092_BR_Standard_Pack_3<text:span text:style-name="T1"/></text:p>
      <text:p text:style-name="P2">UKTS_28093_BR_Standard_Pack_4<text:span text:style-name="T1"/></text:p>
      <text:p text:style-name="P2">UKTS_28490_LNER61ft6inchC&amp;Cv2 Justin Waite j3801_2003atyahoo.com<text:span text:style-name="T1"/></text:p>
      <text:p text:style-name="P2">UKTS_28738_exLNER_Van_Pack2 <text:s/>Ian Macmillan<text:span text:style-name="T1"/></text:p>
      <text:p text:style-name="P2">UKTS_28861_Q1cabview hans nooyen<text:span text:style-name="T1"/></text:p>
      <text:p text:style-name="P2">UKTS_29307_Tonbridge_Q1s <text:s/>?author? No perm reqd<text:span text:style-name="T1"/></text:p>
      <text:p text:style-name="P2">UKTS_29755_CCW_BR_U_Class_31791 Michael Young mickrik007atyahoo.co.uk<text:span text:style-name="T1"/></text:p>
      <text:p text:style-name="P2"><text:soft-page-break/>UKTS_29992_ex-SR_BR_U_Class_NewBuildPack <text:s/>Michael Young<text:span text:style-name="T1"/></text:p>
      <text:p text:style-name="P2">UKTS_30413_Cabview_31806_LHD+RHD <text:s/>hans nooyen<text:span text:style-name="T1"/></text:p>
      <text:p text:style-name="P2">UKTS_30962_DR_BR_43xx_5322 <text:s/>Dave Robinson<text:span text:style-name="T1"/></text:p>
      <text:p text:style-name="P2">UKTS_30963_DR_BR_43xx_7325 Dave Robinson<text:span text:style-name="T1"/></text:p>
      <text:p text:style-name="P2">UKTS_31191_CCW_BR_Q_30530 m young<text:span text:style-name="T1"/></text:p>
      <text:p text:style-name="P2">UKTS_31195_CCW_BR_Q_30548 myoung<text:span text:style-name="T1"/></text:p>
      <text:p text:style-name="P2">UKTS_31404_UKTS_31404_SR_Class_12_Diesel <text:s/>Stephen Dearne no perm reqd<text:span text:style-name="T1"/></text:p>
      <text:p text:style-name="P2">UKTS_31515_BR_WagonPack1 ian macmillan<text:span text:style-name="T1"/></text:p>
      <text:p text:style-name="P2">UKTS_31599_BR_T9_30707 Danny Gilbert<text:span text:style-name="T1"/></text:p>
      <text:p text:style-name="P2">UKTS_31717_UKTS_31717_SR_Std_Class4_Collection <text:s/>Stephen Dearne no perm reqd<text:span text:style-name="T1"/></text:p>
      <text:p text:style-name="P2">UKTS_32075_DR_BR_K_32343 <text:s/>dave robinson<text:span text:style-name="T1"/></text:p>
      <text:p text:style-name="P2">UKTS_32245_Maunsell_R4_HW_Coaches_B&amp;C Ian Macmillan<text:span text:style-name="T1"/></text:p>
      <text:p text:style-name="P2">UKTS_32251_Maunsell_R4_HW_Coaches_BR_G Ian Macmillan<text:span text:style-name="T1"/></text:p>
      <text:p text:style-name="P2">UKTS_32700_4MT_Sounds <text:s/>Jake Fuller<text:span text:style-name="T1"/></text:p>
      <text:p text:style-name="P2">UKTS_32738_DR_BR_H2_32424 dave robinson<text:span text:style-name="T1"/></text:p>
      <text:p text:style-name="P2">UKTS_32854_Bulleid_HighVent_Coaches_BRG Ian Macmillan<text:span text:style-name="T1"/></text:p>
      <text:p text:style-name="P2">UKTS_33361_SRW_Pullmans darwin smith no perm reqd<text:span text:style-name="T1"/></text:p>
      <text:p text:style-name="P2">UKTS_33010_1950s_Mk1s_-_MEP_steam_pack <text:s/>Martin Bracegirdle ian morgan<text:span text:style-name="T1"/></text:p>
      <text:p text:style-name="P2">UKTS_34254_Maunsell_R4_LW_Coaches_BR_G <text:s/>Ian Macmillan<text:span text:style-name="T1"/></text:p>
      <text:p text:style-name="P2">UKTS_34281_Bulleid_Tavern_Set_B&amp;C Ian Macmillan<text:span text:style-name="T1"/></text:p>
      <text:p text:style-name="P2">UKTS_34282_Bulleid_Tavern_Set_BRG Ian Macmillan<text:span text:style-name="T1"/></text:p>
      <text:p text:style-name="P2">UKTS_35805_exSR_Brakevan_Pack Ian Macmillan<text:span text:style-name="T1"/></text:p>
      <text:p text:style-name="P2">UKTS_36105_exLNER_1st_Type_FishVan Ian Macmillan<text:span text:style-name="T1"/></text:p>
      <text:p text:style-name="P2">UKTS_36513_BR_exLMS_Banana_Vans <text:s/>Ian Macmillan<text:span text:style-name="T1"/></text:p>
      <text:p text:style-name="P2">UKTS_36572_exPO_5P_endDr_ChinaClay Ian Macmillan<text:span text:style-name="T1"/></text:p>
      <text:p text:style-name="P2">UKTS_36693_BR_Diag246_BananaVan Ian Macmillan<text:span text:style-name="T1"/></text:p>
      <text:p text:style-name="P2">UKTS_37565_Common.Loads Ian Macmillan<text:span text:style-name="T1"/></text:p>
      <text:p text:style-name="P2">UKTS_38949_DEE_LordDuncan_MSTS danny gilbert<text:span text:style-name="T1"/></text:p>
      <text:p text:style-name="P2">UKTS_13940 3F Dave Bran unable to contact webaite and email invalid<text:span text:style-name="T1"/></text:p>
      <text:p text:style-name="P2">UKTS_24135 7F Dave Robinson<text:span text:style-name="T1"/></text:p>
      <text:p text:style-name="P2">UKTS_25133 7F cab Hansnooyen <text:span text:style-name="T1"/></text:p>
      <text:p text:style-name="P2">22773 <text:s/>17343 Frank Sandwell GW Syphons , toad <text:span text:style-name="T1"/></text:p>
      <text:p text:style-name="P2">25887 <text:s/>LJ_ railcar Reg Furnis<text:span text:style-name="T1"/></text:p>
      <text:p text:style-name="P2">Brian Beere Streeter LMS coache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ick Loader</meta:initial-creator>
    <meta:creation-date>2019-08-13T09:48:42</meta:creation-date>
    <meta:editing-duration>P23DT22H12M20S</meta:editing-duration>
    <dc:date>2024-12-30T15:06:25.895000000</dc:date>
    <meta:editing-cycles>1</meta:editing-cycles>
    <meta:document-statistic meta:table-count="0" meta:image-count="0" meta:object-count="0" meta:page-count="3" meta:paragraph-count="125" meta:word-count="563" meta:character-count="6182" meta:non-whitespace-character-count="5703"/>
    <meta:generator>LibreOffice/24.8.3.2$Windows_X86_64 LibreOffice_project/48a6bac9e7e268aeb4c3483fcf825c94556d9f92</meta:generator>
  </office:meta>
</office:document-meta>
</file>